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row table:style-name="ro1">
          <table:table-cell office:value-type="string">
            <text:p>L'été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 office:value-type="string">
            <text:p>des</text:p>
          </table:table-cell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 office:value-type="string">
            <text:p>beaux chevaux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30">30/07/2009</text:date>, <text:time>11:3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30T11:37:20</meta:creation-date>
    <dc:date>2009-07-30T11:39:41</dc:date>
    <meta:editing-duration>PT00H01M11S</meta:editing-duration>
    <meta:editing-cycles>1</meta:editing-cycles>
    <meta:generator>NeoOffice/3.0$Unix OpenOffice.org_project/Patch 5</meta:generator>
    <meta:document-statistic meta:table-count="3" meta:cell-count="3" meta:object-count="0"/>
  </office:meta>
</office:document-meta>
</file>